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LDR</text:p>
          </table:table-cell>
        </table:table-row>
        <table:table-row table:style-name="ro1">
          <table:table-cell table:style-name="Default" office:value-type="string" calcext:value-type="string">
            <text:p>Δ</text:p>
          </table:table-cell>
          <table:table-cell table:style-name="Default" office:value-type="string" calcext:value-type="string">
            <text:p>0394</text:p>
          </table:table-cell>
          <table:table-cell table:style-name="Default" office:value-type="string" calcext:value-type="string">
            <text:p>triangle</text:p>
          </table:table-cell>
          <table:table-cell table:style-name="Default" office:value-type="string" calcext:value-type="string">
            <text:p/>
          </table:table-cell>
        </table:table-row>
      </table:table>
      <table:table table:name="hebrew_let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/>
          </table:table-cell>
        </table:table-row>
      </table:table>
      <table:table table:name="latin-lower-doub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/>
          </table:table-cell>
        </table:table-row>
      </table:table>
      <table:table table:name="latin-lower-phonetic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/>
          </table:table-cell>
        </table:table-row>
      </table:table>
      <table:table table:name="latin-lower-sing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/>
          </table:table-cell>
        </table:table-row>
      </table:table>
      <table:table table:name="latin-res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/>
          </table:table-cell>
        </table:table-row>
      </table:table>
      <table:table table:name="latin-upper-single-accen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/>
          </table:table-cell>
        </table:table-row>
      </table:table>
      <table:table table:name="math_angle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/>
          </table:table-cell>
        </table:table-row>
      </table:table>
      <table:table table:name="math_arrow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2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>বাঁ-দিকে তাক করা তীর</text:p>
          </table:table-cell>
        </table:table-row>
        <table:table-row table:style-name="ro2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উপরের-দিকে তাক করা তীর</text:p>
          </table:table-cell>
        </table:table-row>
        <table:table-row table:style-name="ro2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>ডান-দিকে পয়েন্ট করা তীর</text:p>
          </table:table-cell>
        </table:table-row>
        <table:table-row table:style-name="ro2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নিচের-দিকে তাক করা তীর</text:p>
          </table:table-cell>
        </table:table-row>
        <table:table-row table:style-name="ro2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>বামে-ডানে তীর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উপরে নীচে তীর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>উপরে বামে তীর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>উপরে ডানে তীর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>নীচে ডানে তীর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>নীচের বামে তীর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>ডান তীর উপরের দিকে বাঁকানো</text:p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ডান তীর নীচের দিকে বাঁকানো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>বামমুখী তীরের স্ট্রোক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>ডানমুখী তীরের স্ট্রোক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বামমুখী প্রবাহের তীর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ডানমুখী প্রবাহের তীর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>বামমুখী দুটি মাথাযুক্ত তীর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>উর্ধ্বমুখী দুটি মাথাযুক্ত তীর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>ডানমুখী দুটি মাথাযুক্ত তীর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>নিম্নমুখী দুটি মাথাযুক্ত তীর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>বামমুখী তীরের শেষ প্রান্ত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>ডানমুখী তীরের শেষ প্রান্ত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>বার থেকে বামমুখী তীর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>বার থেকে উর্ধ্বমুখী তীর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>বার থেকে ডানমুখী তীর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>বার থেকে নিম্নমুখী তীর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>বেস সহ উর্ধ্বের অংশ নিচে তীর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>ডান তীর বাদিকে বাঁকানো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>বাম তীর ডান দিকে বাঁকানো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>বামমুখী তীরের লুপ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>ডানমুখী তীরের লুপ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বাম ডান প্রবাহের তীর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>বাম ডান তীরের স্ট্রোক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নিম্নমুখী আঁকাবাঁকা তীর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>উর্ধ্বমুখী তীরের প্রান্ত বামদিকে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>উর্ধ্বমুখী তীরের প্রান্ত ডানদিকে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>নিম্নমুখী তীরের প্রান্ত বামদিকে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>নিম্নমুখী তীরের প্রান্ত ডানদিকে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>ডানমুখী তীরের কোণ নিচের দিকে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>নিচের দিকে তীরের কোণ বামদিকে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ঘড়ির কাটার বামদিকে শীর্ষে অর্ধবৃত্তের তীর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ঘড়ির কাটার ডানদিকে শীর্ষে অর্ধবৃত্তের তীর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>উত্তর পশ্চিম তীর দীর্ঘ বার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>ডানমুখী তীরের বারের উপরে বামমুখী তীরের বার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বামদিকে খোলা বৃত্তের তীর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ঘড়ির কাটার ডানদিকে খোলা বৃত্তের তীর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>বামমুখী তীরের উপরে ডানমুখী তীর</text:p>
          </table:table-cell>
        </table:table-row>
        <table:table-row table:style-name="ro2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>উপরের- দিকে ও নিচের দিকে তাক করা তীর</text:p>
          </table:table-cell>
        </table:table-row>
        <table:table-row table:style-name="ro2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>বাঁ-দিকের উপর ডান-দিকে তাক করা তীর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বামমুখী জোড়বদ্ধ তীর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উর্ধ্বমুখী জোড়বদ্ধ তীর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ডানমুখী জোড়বদ্ধ তীর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নিম্নমুখী জোড়বদ্ধ তীর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বামমুখী দ্বৈত তীর স্ট্রোক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বামে ডানে দ্বৈত তীর স্ট্রোক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ডানমুখী দ্বৈত তীর স্ট্রোক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বামমুখী দ্বৈত তীর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উর্ধ্বমুখী দ্বৈত তীর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ডানমুখী দ্বৈত তীর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নিম্নমুখী দ্বৈত তীর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বামে ডানে দ্বৈত তীর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উত্তর পশ্চিম দ্বৈত তীর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উত্তর পূর্ব দ্বৈত তীর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দক্ষিণ পূর্ব দ্বৈত তীর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দক্ষিণ পশ্চিম দ্বৈত তীর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বামমুখী ত্রিমুখী তীর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ডানমুখী ত্রিমুখী তীর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>ডানদিকের তীর</text:p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>বাম তীর</text:p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>উপরে তীর</text:p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>নিচের দিকের তীর</text:p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/>
          </table:table-cell>
        </table:table-row>
      </table:table>
      <table:table table:name="math_delimi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ওপেন অ্যাঙ্গেল ব্র্যাকেট</text:p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ক্লোস অ্যাঙ্গেল ব্র্য়াকেট</text:p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>ওপেন ব্ল্যাক লেন্স ব্র্যাকেট</text:p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>ক্লোজ ব্ল্যাক লেন্স ব্র্যাকেট</text:p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ওপেন টরটরাইজ শেল ব্র্যাকেট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ক্লোস টরটরাইজ শেল ব্র্যাকেট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>ওপেন হলে লেন্স ব্র্যাকেট</text:p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>ক্লোজ হলো লেন্স ব্র্যাকেট</text:p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>ক্লোস প্যারেনথিসিস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>ওপেন স্কোয়ের ব্র্যাকেট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>ক্লোস স্কোয়ের ব্যাকেট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>ওপেন কার্লি ব্র্যাকেট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>ক্লোস কার্লি ব্যাকেট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ওপেন ডাবল অ্যাঙ্গেল ব্র্যাকেট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ক্লোস ডাবল অ্যাঙ্গেল ব্র্য়াকেট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>ওপেন করনার ব্র্যাকেট</text:p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>ক্লোস করনার ব্র্যাকেট</text:p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>ওপেন হলো করনার ব্র্যাকেট</text:p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>ক্লোস হলো করনার ব্র্যাকেট</text:p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কালো ছোট বর্গক্ষেত্র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সাদা ছোট বর্গক্ষেত্র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উর্ধ্বমুখী কোণযুক্ত ভরাট ত্রিভুজ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প্লে বোতাম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নিম্নমুখী কোণযুক্ত ভরাট ত্রিভুজ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রিভার্স বোতাম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ডায়মন্ড আকার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ফাঁকা বৃত্ত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ভরাট বৃত্ত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বড় ফাঁকা বৃত্ত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সাদা মাঝারি বর্গক্ষেত্র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কালো মাঝারি বর্গক্ষেত্র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সাদা মাঝারি ছোট বর্গক্ষেত্র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কালো মাঝারি ছোট বর্গক্ষেত্র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>কালো বড় বর্গক্ষেত্র</text:p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>সাদা বড় বর্গক্ষেত্র</text:p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সাদা মাঝারি তারা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>ফাঁপা লাল বৃত্ত</text:p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বামমুখী হার্পুন বার্ব উর্ধ্বমুখী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বামমুখী হার্পুন বার্ব নিম্নমুখী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উর্ধ্বমুখী হার্পুন বার্ব ডানমুখী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উর্ধ্বমুখী হার্পুন বার্ব বামমুখী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ডানমুখী হার্পুন বার্ব উর্ধ্বমুখী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ডানমুখী হার্পুন বার্ব নিম্নমুখী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নিম্নমুখী হার্পুন বার্ব ডানমুখী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নিম্নমুখী হার্পুন বার্ব বামমুখী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ডানমুখী হার্পুনের উপর বামমুখী হার্পুন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বামমুখী হার্পুনের উপর ডানমুখী হার্পুন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/>
          </table:table-cell>
        </table:table-row>
      </table:table>
      <table:table table:name="math_non_characte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সাউন্ড রেকর্ডিং কপিরাইট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ট্রেড মার্ক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>তথ্য সূত্র</text:p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হাইফেন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>এন ড্যাশ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>এম ড্যাশ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>হরাইজন্টাল বার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বাঁদিকের এপোস্ট্রফি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ডান দিকের অ্যাপস্ট্রফি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ছোরার চিহ্ন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>দুটি ছোরার চিহ্ন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বুলেট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এলিপসেস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>হাইপারনেশন পয়েন্ট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>প্রতি মাইল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প্রাইম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>ডাবল প্রাইম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>ট্রিপল প্রাইম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উর্ধ্বমুখী কৌণিক বন্ধনী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>রাতের আকাশের মতো তারকা</text:p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>বিস্ময়বোধক প্রশ্নবোধক চিহ্ন</text:p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বৃদ্ধি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এর উপাদান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বিয়োগ চিহ্ন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ছেদ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>প্রায় সমান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>সমান নয়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>এর সাথে সমান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>তার চেয়ে কম বা সমান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>তার চেয়ে অনেক বেশী বা সমান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>এর উপসেট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>যোগ</text:p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>বিয়োগ</text:p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>ভাগ</text:p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এক্সক্লামেশন মার্ক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হ্যাশ চিহ্ন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ডলার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শতাংশ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অ্যাম্পারস্যান্ড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টাইপরাইটার এপোসট্রফি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অ্যাস্টারিস্ক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যোগ চিহ্ন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কমা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হাইফেন-মাইনাস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ফুল স্টপ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স্ল্যাশ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কোলোন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সেমিকোলোন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>তার চেয়ে কম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সমান চিহ্ন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>তার চেয়ে অনেক বেশী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প্রশ্ন চিহ্ন</text:p>
          </table:table-cell>
        </table:table-row>
        <table:table-row table:style-name="ro2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অ্যাট-চিহ্ন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ব্যাকশ্ল্যাস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সারকমফ্লেক্স অ্যাকসেন্ট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লো লাইন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গ্রেভ অ্যাকসেন্ট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উল্লম্ব লাইন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টিল্ড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ইনভার্টেড এক্সক্লামেশন মার্ক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সেন্ট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পাউন্ড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ইয়েন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বিভাগ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>ডায়ারিসেস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কপিরাইট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>বাম উদ্ধৃতি চিহ্ন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নাকচ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>নিবন্ধিত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ডিগ্রি</text:p>
          </table:table-cell>
        </table:table-row>
        <table:table-row table:style-name="ro2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>যোগ-বিয়োগ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অ্যাকিউট অ্যকসেন্ট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মাইক্রো সাইন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>অনুচ্ছেদ চিহ্ন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মধ্য বিন্দু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>ডান উদ্ধৃতি চিহ্ন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>ইনভার্টেড প্রশ্ন চিহ্ন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গুণচিহ্ন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>ভাগ চিহ্ন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>নিচে দান দিকের অ্যাপোসট্রফি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বাঁ দিকের ইনভার্টেড কমা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ডান দিকের ইনভার্টেড কমা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>নিচের ডান দিকের ইনভার্টেড কমা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>রেফারেন্স মার্ক</text:p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>দুটি বিস্ময়বোধক চিহ্ন</text:p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>বিস্ময়বোধক ও প্রশ্নবোধক চিহ্নের মিশ্রণ</text:p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ওভারলাইন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>সুপারস্ক্রিপ্ট মাইনাস</text:p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>বর্গমূল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অসীম চিহ্ন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ইউনিয়ন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>কার্লি লুপ</text:p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>দুটি কার্লি লুপ</text:p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>সাদা চেক মার্ক বোতাম</text:p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>চেক মার্ক</text:p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>গুণ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>ডেভিড নক্ষত্র</text:p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>দ্যুতি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>আটটি -স্পোকের তারকাচিহ্ন</text:p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>আটটি পয়েন্টের তারা</text:p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তুষারকণা</text:p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>জ্বলজ্বল করা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সাদা বৃত্ত</text:p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কালো বৃত্ত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>ক্রস মার্ক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LDR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সুপারস্ক্রিপ্ট টু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>সুপারস্ক্রিপ্ট থ্রি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22:30:37.249063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31T10:50:56.705703809</meta:creation-date>
    <dc:date>2021-07-05T22:40:59.549399284</dc:date>
    <meta:editing-duration>PT4H11M55S</meta:editing-duration>
    <meta:editing-cycles>17</meta:editing-cycles>
    <meta:generator>LibreOffice/7.1.3.2$Linux_X86_64 LibreOffice_project/10$Build-2</meta:generator>
    <dc:creator>Volker Sorge</dc:creator>
    <meta:document-statistic meta:table-count="21" meta:cell-count="10712" meta:object-count="0"/>
  </office:meta>
</office:document-meta>
</file>